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5"/>
    <style:style style:name="ce36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6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0.99pt solid #000000" fo:border-top="0.99pt solid #000000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51" style:family="table-cell" style:parent-style-name="Default">
      <style:table-cell-properties fo:border-bottom="none" fo:border-left="none" fo:border-right="0.99pt solid #000000" fo:border-top="none"/>
    </style:style>
    <style:style style:name="ce5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43"/>
    <style:style style:name="ce58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37"/>
      <style:map style:condition="cell-content()&lt;=0.9999999999998" style:apply-style-name="Untitled2" style:base-cell-address="Sheet1.E37"/>
    </style:style>
    <style:style style:name="ce59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42"/>
      <style:map style:condition="cell-content()&lt;=0.9999999999998" style:apply-style-name="Untitled4" style:base-cell-address="Sheet1.E42"/>
    </style:style>
    <style:style style:name="ce62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3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4" style:family="table-cell" style:parent-style-name="Default" style:data-style-name="N135">
      <style:map style:condition="cell-content()&gt;=1.0000000000001" style:apply-style-name="Untitled7" style:base-cell-address="Sheet1.E70"/>
      <style:map style:condition="cell-content()&lt;=0.9999999999998" style:apply-style-name="Untitled10" style:base-cell-address="Sheet1.E70"/>
    </style:style>
    <style:style style:name="ce65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76"/>
      <style:map style:condition="cell-content()&lt;=0.9999999999998" style:apply-style-name="Untitled9" style:base-cell-address="Sheet1.E76"/>
    </style:style>
    <style:style style:name="ce66" style:family="table-cell" style:parent-style-name="Default">
      <style:table-cell-properties fo:border-bottom="0.99pt solid #000000" fo:border-left="none" fo:border-right="none" fo:border-top="0.99pt solid #000000"/>
    </style:style>
    <style:style style:name="ce67" style:family="table-cell" style:parent-style-name="Default" style:data-style-name="N135"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68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69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90"/>
      <style:map style:condition="cell-content()&lt;=0.9999999999998" style:apply-style-name="Untitled10" style:base-cell-address="Sheet1.E90"/>
    </style:style>
    <style:style style:name="ce70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94"/>
      <style:map style:condition="cell-content()&lt;=0.9999999999998" style:apply-style-name="Untitled10" style:base-cell-address="Sheet1.E94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60"/>
    <style:style style:name="ce7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6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70"/>
      <style:map style:condition="cell-content()&lt;=0.999999999998" style:apply-style-name="Untitled12" style:base-cell-address="Sheet1.I70"/>
    </style:style>
    <style:style style:name="ce77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78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76"/>
      <style:map style:condition="cell-content()&lt;=0.9999999999998" style:apply-style-name="Untitled19" style:base-cell-address="Sheet1.I76"/>
    </style:style>
    <style:style style:name="ce79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1"/>
      <style:map style:condition="cell-content()&lt;=0.999999999998" style:apply-style-name="Untitled12" style:base-cell-address="Sheet1.I81"/>
    </style:style>
    <style:style style:name="ce80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84"/>
      <style:map style:condition="cell-content()&lt;=0.9999999999998" style:apply-style-name="Untitled14" style:base-cell-address="Sheet1.I84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7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6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7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7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-1.45816665714177, -0.416097945200406, 0.707106781186548, 1.5662415203282]</text:p>
          </table:table-cell>
          <table:table-cell table:style-name="ce49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-2.16438900173305, 1.32473015902512, <text:s text:c="7"/>0, -1.98233946552861 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1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49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0" office:value-type="string" calcext:value-type="string">
            <text:p>im antitop Ruhesystem</text:p>
          </table:table-cell>
          <table:table-cell table:number-columns-repeated="252"/>
        </table:table-row>
        <table:table-row table:style-name="ro4" table:number-rows-repeated="7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7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2" office:value-type="string" calcext:value-type="string">
            <text:p>Peter</text:p>
          </table:table-cell>
          <table:table-cell table:style-name="ce37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3"/>
          <table:table-cell table:style-name="ce58" table:formula="of:=[.C37]/[.D37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6"/>
          <table:table-cell table:style-name="ce58" table:formula="of:=[.C38]/[.D3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6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4"/>
          <table:table-cell table:style-name="ce59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1"/>
          <table:table-cell table:style-name="ce53"/>
          <table:table-cell table:style-name="ce61" table:formula="of:=[.C42]/[.D42]" office:value-type="string" office:string-value="" calcext:value-type="error">
            <text:p>#DIV/0!</text:p>
          </table:table-cell>
          <table:table-cell/>
          <table:table-cell table:style-name="ce74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/>
          <table:table-cell table:style-name="ce36"/>
          <table:table-cell table:style-name="ce61" table:formula="of:=[.C43]/[.D4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/>
          <table:table-cell table:style-name="ce36"/>
          <table:table-cell table:style-name="ce61" table:formula="of:=[.C44]/[.D4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5"/>
          <table:table-cell table:style-name="ce56"/>
          <table:table-cell table:style-name="ce61" table:formula="of:=[.C45]/[.D4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36"/>
          <table:table-cell table:style-name="ce61" table:formula="of:=[.C47]/[.D47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6"/>
          <table:table-cell table:formula="of:=[.C48]/[.D4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6"/>
          <table:table-cell table:formula="of:=[.C49]/[.D49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57"/>
          <table:table-cell table:style-name="ce61" table:formula="of:=[.C50]/[.D5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5"/>
          <table:table-cell table:style-name="ce60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6" table:number-columns-repeated="2"/>
          <table:table-cell table:style-name="ce62" table:formula="of:=[.C52]/[.D52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6" table:number-columns-repeated="2"/>
          <table:table-cell table:style-name="ce62" table:formula="of:=[.C53]/[.D53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/>
          <table:table-cell table:style-name="ce36"/>
          <table:table-cell table:style-name="ce62" table:formula="of:=[.C54]/[.D5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/>
          <table:table-cell table:style-name="ce54"/>
          <table:table-cell table:style-name="ce63" table:formula="of:=[.C55]/[.D5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2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Phasenraumpunkt:</text:p>
          </table:table-cell>
          <table:table-cell table:style-name="ce10"/>
          <table:table-cell table:style-name="ce37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8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39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0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1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5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3"/>
          <table:table-cell/>
          <table:table-cell table:style-name="ce71"/>
          <table:table-cell table:style-name="ce31"/>
          <table:table-cell table:style-name="ce53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6"/>
          <table:table-cell/>
          <table:table-cell table:style-name="ce72"/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/>
          <table:table-cell table:style-name="ce36"/>
          <table:table-cell table:style-name="ce64" table:formula="of:=[.C70]/[.D70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/>
          <table:table-cell table:style-name="ce76" table:formula="of:=[.G70]/[.H70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a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b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6"/>
          <table:table-cell table:style-name="ce35"/>
          <table:table-cell table:style-name="ce72"/>
          <table:table-cell table:style-name="ce32"/>
          <table:table-cell table:style-name="ce36"/>
          <table:table-cell table:style-name="ce77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(SGA)</text:p>
          </table:table-cell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6"/>
          <table:table-cell table:style-name="ce35"/>
          <table:table-cell table:style-name="ce72" office:value-type="string" calcext:value-type="string">
            <text:p>c</text:p>
          </table:table-cell>
          <table:table-cell table:style-name="ce32"/>
          <table:table-cell table:style-name="ce36"/>
          <table:table-cell/>
          <table:table-cell table:style-name="ce35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2"/>
          <table:table-cell table:style-name="ce54"/>
          <table:table-cell table:style-name="ce65" table:formula="of:=[.C76]/[.D76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78" table:formula="of:=[.G76]/[.H76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66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5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3"/>
          <table:table-cell table:style-name="ce67" table:formula="of:=[.C80]/[.D80]" office:value-type="string" office:string-value="" calcext:value-type="error">
            <text:p>#DIV/0!</text:p>
          </table:table-cell>
          <table:table-cell table:style-name="ce71"/>
          <table:table-cell table:style-name="ce31"/>
          <table:table-cell table:style-name="ce53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6"/>
          <table:table-cell table:style-name="ce67" table:formula="of:=[.C81]/[.D81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 table:style-name="ce36"/>
          <table:table-cell table:style-name="ce79" table:formula="of:=[.G81]/[.H81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6"/>
          <table:table-cell/>
          <table:table-cell table:style-name="ce72"/>
          <table:table-cell table:style-name="ce32"/>
          <table:table-cell table:style-name="ce36"/>
          <table:table-cell table:style-name="ce77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6"/>
          <table:table-cell table:style-name="ce67" table:formula="of:=[.C83]/[.D83]" office:value-type="string" office:string-value="" calcext:value-type="error">
            <text:p>#DIV/0!</text:p>
          </table:table-cell>
          <table:table-cell table:style-name="ce72"/>
          <table:table-cell table:style-name="ce32"/>
          <table:table-cell table:style-name="ce36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4"/>
          <table:table-cell table:style-name="ce68" table:formula="of:=[.C84]/[.D84]" office:value-type="string" office:string-value="" calcext:value-type="error">
            <text:p>#DIV/0!</text:p>
          </table:table-cell>
          <table:table-cell table:style-name="ce73"/>
          <table:table-cell table:style-name="ce33"/>
          <table:table-cell table:style-name="ce54"/>
          <table:table-cell table:style-name="ce80" table:formula="of:=[.G84]/[.H8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5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3" office:value-type="string" calcext:value-type="string">
            <text:p>Clemens</text:p>
          </table:table-cell>
          <table:table-cell table:style-name="ce43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5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5" table:number-columns-repeated="2"/>
          <table:table-cell table:style-name="ce69" table:formula="of:=[.C90]/[.D90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4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5" table:number-columns-repeated="2"/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5" table:number-columns-repeated="2"/>
          <table:table-cell table:style-name="ce70" table:formula="of:=[.C94]/[.D94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2" table:number-rows-repeated="104848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37:Sheet1.E38">
            <calcext:condition calcext:apply-style-name="Untitled1" calcext:value="&gt;=1.0000000000001" calcext:base-cell-address="Sheet1.E37"/>
            <calcext:condition calcext:apply-style-name="Untitled2" calcext:value="&lt;=0.9999999999998" calcext:base-cell-address="Sheet1.E37"/>
          </calcext:conditional-format>
          <calcext:conditional-format calcext:target-range-address="Sheet1.E42:Sheet1.E45 Sheet1.E50:Sheet1.E50 Sheet1.E47:Sheet1.E47">
            <calcext:condition calcext:apply-style-name="Untitled3" calcext:value="&gt;=1.0000000000001" calcext:base-cell-address="Sheet1.E42"/>
            <calcext:condition calcext:apply-style-name="Untitled4" calcext:value="&lt;=0.9999999999998" calcext:base-cell-address="Sheet1.E42"/>
          </calcext:conditional-format>
          <calcext:conditional-format calcext:target-range-address="Sheet1.E52:Sheet1.E55">
            <calcext:condition calcext:apply-style-name="Untitled5" calcext:value="&gt;=1.0000000000001" calcext:base-cell-address="Sheet1.E52"/>
            <calcext:condition calcext:apply-style-name="Untitled6" calcext:value="&lt;=0.9999999999998" calcext:base-cell-address="Sheet1.E52"/>
          </calcext:conditional-format>
          <calcext:conditional-format calcext:target-range-address="Sheet1.E76:Sheet1.E76">
            <calcext:condition calcext:apply-style-name="Untitled8" calcext:value="&gt;=1.0000000000001" calcext:base-cell-address="Sheet1.E76"/>
            <calcext:condition calcext:apply-style-name="Untitled9" calcext:value="&lt;=0.9999999999998" calcext:base-cell-address="Sheet1.E76"/>
          </calcext:conditional-format>
          <calcext:conditional-format calcext:target-range-address="Sheet1.I70:Sheet1.I70">
            <calcext:condition calcext:apply-style-name="Untitled11" calcext:value="&gt;=1.0000000000001" calcext:base-cell-address="Sheet1.I70"/>
            <calcext:condition calcext:apply-style-name="Untitled12" calcext:value="&lt;=0.999999999998" calcext:base-cell-address="Sheet1.I70"/>
          </calcext:conditional-format>
          <calcext:conditional-format calcext:target-range-address="Sheet1.I76:Sheet1.I76">
            <calcext:condition calcext:apply-style-name="Untitled18" calcext:value="&gt;=1.0000000000001" calcext:base-cell-address="Sheet1.I76"/>
            <calcext:condition calcext:apply-style-name="Untitled19" calcext:value="&lt;=0.9999999999998" calcext:base-cell-address="Sheet1.I76"/>
          </calcext:conditional-format>
          <calcext:conditional-format calcext:target-range-address="Sheet1.E70:Sheet1.E70">
            <calcext:condition calcext:apply-style-name="Untitled7" calcext:value="&gt;=1.0000000000001" calcext:base-cell-address="Sheet1.E70"/>
            <calcext:condition calcext:apply-style-name="Untitled10" calcext:value="&lt;=0.9999999999998" calcext:base-cell-address="Sheet1.E70"/>
          </calcext:conditional-format>
          <calcext:conditional-format calcext:target-range-address="Sheet1.E80:Sheet1.E81 Sheet1.E83:Sheet1.E84">
            <calcext:condition calcext:apply-style-name="Untitled7" calcext:value="&gt;=1.0000000000001" calcext:base-cell-address="Sheet1.E80"/>
            <calcext:condition calcext:apply-style-name="Untitled10" calcext:value="&lt;=0.9999999999998" calcext:base-cell-address="Sheet1.E80"/>
          </calcext:conditional-format>
          <calcext:conditional-format calcext:target-range-address="Sheet1.I81:Sheet1.I81">
            <calcext:condition calcext:apply-style-name="Untitled11" calcext:value="&gt;=1.0000000000001" calcext:base-cell-address="Sheet1.I81"/>
            <calcext:condition calcext:apply-style-name="Untitled12" calcext:value="&lt;=0.999999999998" calcext:base-cell-address="Sheet1.I81"/>
          </calcext:conditional-format>
          <calcext:conditional-format calcext:target-range-address="Sheet1.I84:Sheet1.I84">
            <calcext:condition calcext:apply-style-name="Untitled13" calcext:value="&gt;=1.0000000000001" calcext:base-cell-address="Sheet1.I84"/>
            <calcext:condition calcext:apply-style-name="Untitled14" calcext:value="&lt;=0.9999999999998" calcext:base-cell-address="Sheet1.I84"/>
          </calcext:conditional-format>
          <calcext:conditional-format calcext:target-range-address="Sheet1.E90:Sheet1.E90">
            <calcext:condition calcext:apply-style-name="Untitled7" calcext:value="&gt;=1.0000000000001" calcext:base-cell-address="Sheet1.E90"/>
            <calcext:condition calcext:apply-style-name="Untitled10" calcext:value="&lt;=0.9999999999998" calcext:base-cell-address="Sheet1.E90"/>
          </calcext:conditional-format>
          <calcext:conditional-format calcext:target-range-address="Sheet1.E94:Sheet1.E94">
            <calcext:condition calcext:apply-style-name="Untitled7" calcext:value="&gt;=1.0000000000001" calcext:base-cell-address="Sheet1.E94"/>
            <calcext:condition calcext:apply-style-name="Untitled10" calcext:value="&lt;=0.9999999999998" calcext:base-cell-address="Sheet1.E9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4:43:39.22941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4:44:35.190363454</dc:date>
    <meta:editing-duration>PT6H20M33S</meta:editing-duration>
    <meta:editing-cycles>40</meta:editing-cycles>
    <meta:generator>LibreOffice/4.4.4.2$Linux_X86_64 LibreOffice_project/40$Build-2</meta:generator>
    <meta:document-statistic meta:table-count="1" meta:cell-count="165" meta:object-count="0"/>
  </office:meta>
</office:document-meta>
</file>